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8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Description</text:p>
          </table:table-cell>
          <table:table-cell table:number-columns-repeated="2" table:style-name="ce2" office:value-type="string">
            <text:p>Code</text:p>
          </table:table-cell>
        </table:table-row>
        <table:table-row table:style-name="ro1">
          <table:table-cell office:value-type="string">
            <text:p>Sinclair ZX Spectru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2a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tari 8-bit</text:p>
          </table:table-cell>
          <table:table-cell office:value-type="string">
            <text:p>130X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-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24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500-A3000UX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T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+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-CDTV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-A20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6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7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HD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-CD32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Aladdin Deck Enhancer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32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TV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Computrainer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Doctor PC Jr.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-AGA</text:p>
          </table:table-cell>
          <table:table-cell/>
        </table:table-row>
        <table:table-row table:style-name="ro1">
          <table:table-cell office:value-type="string">
            <text:p>Osborne 1 &amp; Executive</text:p>
          </table:table-cell>
          <table:table-cell office:value-type="string">
            <text:p>Executive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 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-ST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-AGA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ORCH80</text:p>
          </table:table-cell>
          <table:table-cell/>
        </table:table-row>
        <table:table-row table:style-name="ro1">
          <table:table-cell office:value-type="string">
            <text:p>Osborne 1 &amp; Executive</text:p>
          </table:table-cell>
          <table:table-cell office:value-type="string">
            <text:p>Osbourne 1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PIANO90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PlayChoice-1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string">
            <text:p>???</text:p>
          </table:table-cell>
          <table:table-cell office:value-type="string">
            <text:p>Plus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A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A6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B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B6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o-Primo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E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STE-Falcon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T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G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ST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VS DualSystem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VS UniSystem</text:p>
          </table:table-cell>
          <table:table-cell/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0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42:42.76</meta:creation-date>
    <dc:date>2021-10-09T21:04:04.80</dc:date>
    <meta:editing-duration>PT5M</meta:editing-duration>
    <meta:editing-cycles>3</meta:editing-cycles>
    <meta:generator>OpenOffice/4.1.7$Win32 OpenOffice.org_project/417m1$Build-9800</meta:generator>
    <meta:document-statistic meta:table-count="3" meta:cell-count="118" meta:object-count="0"/>
  </office:meta>
</office:document-meta>
</file>